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16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17" style:family="paragraph" style:parent-style-name="Standard">
      <style:text-properties officeooo:rsid="001d22f5" officeooo:paragraph-rsid="001d22f5"/>
    </style:style>
    <style:style style:name="P18" style:family="paragraph" style:parent-style-name="Standard">
      <style:text-properties officeooo:rsid="002002af" officeooo:paragraph-rsid="002002af"/>
    </style:style>
    <style:style style:name="P19" style:family="paragraph" style:parent-style-name="Standard">
      <style:text-properties officeooo:rsid="0021d899" officeooo:paragraph-rsid="0021d899"/>
    </style:style>
    <style:style style:name="P20" style:family="paragraph" style:parent-style-name="Standard">
      <style:text-properties officeooo:rsid="002210f9" officeooo:paragraph-rsid="002210f9"/>
    </style:style>
    <style:style style:name="P21" style:family="paragraph" style:parent-style-name="Standard">
      <style:text-properties officeooo:rsid="0022a191" officeooo:paragraph-rsid="0022a191"/>
    </style:style>
    <style:style style:name="P22" style:family="paragraph" style:parent-style-name="Standard">
      <style:text-properties officeooo:rsid="0023b822" officeooo:paragraph-rsid="0023b822"/>
    </style:style>
    <style:style style:name="P23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4" style:family="paragraph" style:parent-style-name="Standard">
      <style:text-properties officeooo:rsid="001cb8b4" officeooo:paragraph-rsid="001cb8b4"/>
    </style:style>
    <style:style style:name="P25" style:family="paragraph" style:parent-style-name="Standard">
      <style:text-properties officeooo:rsid="00263ad4" officeooo:paragraph-rsid="00263ad4"/>
    </style:style>
    <style:style style:name="P26" style:family="paragraph" style:parent-style-name="Standard">
      <style:text-properties officeooo:rsid="002672f0" officeooo:paragraph-rsid="002672f0"/>
    </style:style>
    <style:style style:name="P27" style:family="paragraph" style:parent-style-name="Standard">
      <style:text-properties officeooo:rsid="0027bbb5" officeooo:paragraph-rsid="0027bbb5"/>
    </style:style>
    <style:style style:name="P28" style:family="paragraph" style:parent-style-name="Standard">
      <style:text-properties officeooo:rsid="0027bbb5" officeooo:paragraph-rsid="002e40a5"/>
    </style:style>
    <style:style style:name="P29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30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31" style:family="paragraph" style:parent-style-name="Standard">
      <style:text-properties officeooo:rsid="002c2a51" officeooo:paragraph-rsid="002c2a51"/>
    </style:style>
    <style:style style:name="P32" style:family="paragraph" style:parent-style-name="Standard">
      <style:text-properties officeooo:rsid="002e40a5" officeooo:paragraph-rsid="002e40a5"/>
    </style:style>
    <style:style style:name="P33" style:family="paragraph" style:parent-style-name="Standard">
      <style:text-properties officeooo:rsid="003490c4" officeooo:paragraph-rsid="003490c4"/>
    </style:style>
    <style:style style:name="P34" style:family="paragraph" style:parent-style-name="Standard">
      <style:text-properties officeooo:rsid="003490c4" officeooo:paragraph-rsid="00444ec3"/>
    </style:style>
    <style:style style:name="P35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6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7" style:family="paragraph" style:parent-style-name="Standard">
      <style:paragraph-properties fo:orphans="2" fo:widows="2"/>
      <style:text-properties fo:color="#24292e" style:font-name="SFMono-Regular" fo:font-size="9.75pt" fo:font-weight="bold" officeooo:rsid="004bd241" officeooo:paragraph-rsid="004bd241" style:font-weight-asian="bold" style:font-weight-complex="bold"/>
    </style:style>
    <style:style style:name="P38" style:family="paragraph" style:parent-style-name="Standard">
      <style:paragraph-properties fo:orphans="2" fo:widows="2"/>
      <style:text-properties fo:color="#24292e" style:font-name="SFMono-Regular" fo:font-size="9.75pt" fo:font-weight="bold" officeooo:rsid="004d619b" officeooo:paragraph-rsid="004d619b" style:font-weight-asian="bold" style:font-weight-complex="bold"/>
    </style:style>
    <style:style style:name="P39" style:family="paragraph" style:parent-style-name="Standard">
      <style:text-properties officeooo:rsid="003b50e3" officeooo:paragraph-rsid="003b50e3"/>
    </style:style>
    <style:style style:name="P40" style:family="paragraph" style:parent-style-name="Standard">
      <style:text-properties officeooo:rsid="003ea34a" officeooo:paragraph-rsid="003ea34a"/>
    </style:style>
    <style:style style:name="P41" style:family="paragraph" style:parent-style-name="Standard">
      <style:text-properties officeooo:rsid="0040860e" officeooo:paragraph-rsid="0040860e"/>
    </style:style>
    <style:style style:name="P42" style:family="paragraph" style:parent-style-name="Standard">
      <style:text-properties fo:color="#ce181e" officeooo:rsid="0040860e" officeooo:paragraph-rsid="0040860e"/>
    </style:style>
    <style:style style:name="P43" style:family="paragraph" style:parent-style-name="Standard">
      <style:text-properties officeooo:rsid="0040b596" officeooo:paragraph-rsid="0040b596"/>
    </style:style>
    <style:style style:name="P44" style:family="paragraph" style:parent-style-name="Standard">
      <style:text-properties officeooo:rsid="00444ec3" officeooo:paragraph-rsid="00444ec3"/>
    </style:style>
    <style:style style:name="P45" style:family="paragraph" style:parent-style-name="Standard">
      <style:text-properties officeooo:rsid="004558bb" officeooo:paragraph-rsid="004558bb"/>
    </style:style>
    <style:style style:name="P46" style:family="paragraph" style:parent-style-name="Standard">
      <style:text-properties officeooo:rsid="005224af" officeooo:paragraph-rsid="005224af"/>
    </style:style>
    <style:style style:name="P47" style:family="paragraph" style:parent-style-name="Standard">
      <style:text-properties officeooo:rsid="005224af" officeooo:paragraph-rsid="005224af" fo:background-color="#fff200"/>
    </style:style>
    <style:style style:name="P48" style:family="paragraph" style:parent-style-name="Standard">
      <style:text-properties officeooo:rsid="0052de3d" officeooo:paragraph-rsid="0052de3d" fo:background-color="#fff200"/>
    </style:style>
    <style:style style:name="P49" style:family="paragraph" style:parent-style-name="Standard">
      <style:text-properties officeooo:rsid="005a3a39" officeooo:paragraph-rsid="005a3a39" fo:background-color="#fff200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1" style:family="paragraph" style:parent-style-name="Standard">
      <style:text-properties fo:color="#d4d4d4" style:font-name="Droid Sans Mono" fo:font-size="10.5pt" fo:font-weight="normal" officeooo:rsid="005224af" officeooo:paragraph-rsid="005224af" fo:background-color="#1e1e1e"/>
    </style:style>
    <style:style style:name="P52" style:family="paragraph" style:parent-style-name="Standard">
      <style:text-properties officeooo:rsid="0052de3d" officeooo:paragraph-rsid="0052de3d"/>
    </style:style>
    <style:style style:name="P5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4" style:family="paragraph" style:parent-style-name="Standard">
      <style:paragraph-properties style:line-height-at-least="0.503cm"/>
    </style:style>
    <style:style style:name="P55" style:family="paragraph" style:parent-style-name="Preformatted_20_Text">
      <style:text-properties officeooo:rsid="0022a191" officeooo:paragraph-rsid="0022a191"/>
    </style:style>
    <style:style style:name="P56" style:family="paragraph" style:parent-style-name="Preformatted_20_Text">
      <style:text-properties officeooo:rsid="0022a191" officeooo:paragraph-rsid="00238135"/>
    </style:style>
    <style:style style:name="P57" style:family="paragraph" style:parent-style-name="Preformatted_20_Text">
      <style:text-properties officeooo:rsid="004558bb" officeooo:paragraph-rsid="004558bb"/>
    </style:style>
    <style:style style:name="P58" style:family="paragraph" style:parent-style-name="Standard">
      <style:paragraph-properties fo:margin-top="0cm" fo:margin-bottom="0.499cm" loext:contextual-spacing="false" style:line-height-at-least="0.503cm"/>
    </style:style>
    <style:style style:name="P59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61" style:family="paragraph" style:parent-style-name="Standard" style:list-style-name="L1">
      <style:text-properties officeooo:rsid="0028f7c5" officeooo:paragraph-rsid="0028f7c5"/>
    </style:style>
    <style:style style:name="P62" style:family="paragraph" style:parent-style-name="Standard" style:list-style-name="L1">
      <style:text-properties officeooo:rsid="002a3fdb" officeooo:paragraph-rsid="002a3fdb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officeooo:rsid="003141c7"/>
    </style:style>
    <style:style style:name="T8" style:family="text">
      <style:text-properties officeooo:rsid="003cc805"/>
    </style:style>
    <style:style style:name="T9" style:family="text">
      <style:text-properties officeooo:rsid="003f51fe"/>
    </style:style>
    <style:style style:name="T10" style:family="text">
      <style:text-properties officeooo:rsid="00475799"/>
    </style:style>
    <style:style style:name="T11" style:family="text">
      <style:text-properties officeooo:rsid="004ac6b6"/>
    </style:style>
    <style:style style:name="T12" style:family="text">
      <style:text-properties fo:color="#b5cea8"/>
    </style:style>
    <style:style style:name="T13" style:family="text">
      <style:text-properties fo:color="#6a9955"/>
    </style:style>
    <style:style style:name="T14" style:family="text">
      <style:text-properties fo:color="#c586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7"><text:span text:style-name="T5">Control Notes</text:span> </text:p>
      <text:p text:style-name="P27">Panda <text:span text:style-name="T4">Movit Completed</text:span></text:p>
      <text:p text:style-name="P32">Panda Gazebo Completed</text:p>
      <text:p text:style-name="P27">roslaunch panda_moveit_config demo.launch</text:p>
      <text:p text:style-name="P27">&amp;</text:p>
      <text:p text:style-name="P27">rosrun moveit_tutorials move_group_python_interface_tutorial.py</text:p>
      <text:p text:style-name="P32">Moveit UR10 Completed</text:p>
      <text:p text:style-name="P32">Python Moveit Completed</text:p>
      <text:p text:style-name="P32">Gazebo load UR10 Completed</text:p>
      <text:p text:style-name="P32">Gazebo/MoveIT Inprogress</text:p>
      <text:p text:style-name="P32">Gazebo/MoveIT/Python Planned</text:p>
      <text:p text:style-name="P32">Gazebo/MoveIT/C++ Planned</text:p>
      <text:p text:style-name="P28"/>
      <text:p text:style-name="P1"/>
      <text:p text:style-name="P9">Progress</text:p>
      <text:p text:style-name="P11">21/01/2020</text:p>
      <text:list xml:id="list393189714" text:style-name="L1">
        <text:list-item>
          <text:p text:style-name="P59">roslaunch ur10_moveit_config demo.launch (runs RVIS UR10 environment)</text:p>
        </text:list-item>
        <text:list-item>
          <text:p text:style-name="P61">rosrun moveit_tutorials move_group_python_interface_tutorialDW.py (opens and runs)</text:p>
          <text:list>
            <text:list-item>
              <text:p text:style-name="P62">Only have 5 joints for planning group</text:p>
            </text:list-item>
            <text:list-item>
              <text:p text:style-name="P62">BOX is not part of the planning so needs removal <text:tab/></text:p>
            </text:list-item>
            <text:list-item>
              <text:p text:style-name="P62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7">DW</text:span>.launch</text:p>
      <text:p text:style-name="P3">rosrun moveit_tutorials move_group_python_interface_tutorialDW.py</text:p>
      <text:p text:style-name="P1"/>
      <text:p text:style-name="P11">22/01/2020</text:p>
      <text:p text:style-name="P29">Below now launches both MOVEIT/RVIZ and Gazebo</text:p>
      <text:p text:style-name="P29">There is a small error in the controller names that I need to find. </text:p>
      <text:p text:style-name="P29"/>
      <text:p text:style-name="P31">roslaunch ur_gazebo ur10DW.launch</text:p>
      <text:p text:style-name="P1"/>
      <text:p text:style-name="P1"/>
      <text:p text:style-name="P13">23/01/2020</text:p>
      <text:p text:style-name="P33">ReInstall Packages as I broken something </text:p>
      <text:p text:style-name="P33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33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3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3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3"/>
      <text:p text:style-name="P35">roslaunch ur_gazebo ur10_<text:span text:style-name="T11">joint_limited</text:span>.launch</text:p>
      <text:p text:style-name="P36">roslaunch ur10_moveit_config ur10_moveit_planning_execution.launch sim:=true</text:p>
      <text:p text:style-name="P36">roslaunch ur10_moveit_config moveit_rviz.launch config:=true</text:p>
      <text:p text:style-name="P37">python Listen_link.py</text:p>
      <text:p text:style-name="P38">python Main_run.py</text:p>
      <text:p text:style-name="P14"><text:soft-page-break/>rosrun moveit_tutorials <text:span text:style-name="T8">Thesis</text:span>_python_interface.py</text:p>
      <text:p text:style-name="P13"/>
      <text:p text:style-name="P30">Lessons learnt </text:p>
      <text:list xml:id="list1744433769" text:style-name="L2">
        <text:list-item>
          <text:p text:style-name="P60">Cant run multi sims etc in from one launch file</text:p>
        </text:list-item>
        <text:list-item>
          <text:p text:style-name="P60">If you build your own config need to check both controller and transmission files for naming conventions. </text:p>
        </text:list-item>
        <text:list-item>
          <text:p text:style-name="P60"/>
        </text:list-item>
      </text:list>
      <text:p text:style-name="P33"/>
      <text:p text:style-name="P15">28/01/2020</text:p>
      <text:p text:style-name="P39"/>
      <text:p text:style-name="P40">empty_world.launch location <text:span text:style-name="T5">/opt/ros/melodic/share/gazebo_ros</text:span></text:p>
      <text:p text:style-name="P39"/>
      <text:p text:style-name="P39"><text:span text:style-name="T9">location of world file </text:span>/usr/share/gazebo-9</text:p>
      <text:p text:style-name="P41">NOTE we added a shape for the bench into </text:p>
      <text:p text:style-name="P41">/usr/share/gazebo-9/worlds$ sudo nano empty.world</text:p>
      <text:p text:style-name="P41"/>
      <text:p text:style-name="P41">looks like </text:p>
      <text:p text:style-name="P42"><text:s text:c="4"/>&lt;model name="box"&gt;</text:p>
      <text:p text:style-name="P42"><text:s text:c="6"/>&lt;pose&gt;0 0 0.0 0 0 0&lt;/pose&gt;</text:p>
      <text:p text:style-name="P42"><text:s text:c="6"/>&lt;link name="link"&gt;</text:p>
      <text:p text:style-name="P42"><text:s text:c="8"/>&lt;collision name="collision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8"/>&lt;/collision&gt;</text:p>
      <text:p text:style-name="P42"><text:s text:c="8"/>&lt;visual name="visual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10"/>&lt;material&gt;</text:p>
      <text:p text:style-name="P42"><text:s text:c="12"/>&lt;script&gt;Gazebo/WoodPallet&lt;/script&gt;</text:p>
      <text:p text:style-name="P42"><text:s text:c="10"/>&lt;/material&gt;</text:p>
      <text:p text:style-name="P42"><text:s text:c="8"/>&lt;/visual&gt;</text:p>
      <text:p text:style-name="P42"><text:s text:c="6"/>&lt;/link&gt;</text:p>
      <text:p text:style-name="P42"><text:s text:c="4"/>&lt;/model&gt;</text:p>
      <text:p text:style-name="P33"/>
      <text:p text:style-name="P43">Also NOTE edited</text:p>
      <text:p text:style-name="P44">We have addded a shape to RVIZ manually using the python API, this is the collision object we are using as a bench..</text:p>
      <text:p text:style-name="P44"/>
      <text:p text:style-name="P34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mkdir (make a directory) </text:p>
      <text:p text:style-name="P5"/>
      <text:p text:style-name="P17">Navigate to the standard UR package in catkin workspace <text:span text:style-name="T1">with launch files</text:span></text:p>
      <text:p text:style-name="P17">cd catkin_ws/src/universal_robot/ur_gazebo/launcthen…</text:p>
      <text:p text:style-name="P17"><text:soft-page-break/></text:p>
      <text:p text:style-name="P17">catkin_ws/src/universal_robot/ur_gazebo/launch$ roslaunch ur10.launch</text:p>
      <text:p text:style-name="P17"/>
      <text:p text:style-name="P21">check something is working</text:p>
      <text:p text:style-name="P55"><text:span text:style-name="Source_20_Text">rostopic echo -n 1 /gazebo/model_states</text:span><text:span text:style-name="Source_20_Text"><text:span text:style-name="T6">28/01/2020</text:span></text:span></text:p>
      <text:p text:style-name="P55"><text:span text:style-name="Source_20_Text"/></text:p>
      <text:p text:style-name="P56"><text:span text:style-name="Source_20_Text"><text:span text:style-name="T2">check to see a list of what you can do with Gazebo</text:span></text:span></text:p>
      <text:p text:style-name="P55">rosservice list</text:p>
      <text:p text:style-name="P21"/>
      <text:p text:style-name="P26">create catkin package (for controller)</text:p>
      <text:p text:style-name="P26">catkin_create_pkg my_robot_description</text:p>
      <text:p text:style-name="P26"/>
      <text:p text:style-name="P26">code .</text:p>
      <text:p text:style-name="P26"/>
      <text:p text:style-name="P26"><text:s/>rospack find controller_manager</text:p>
      <text:p text:style-name="P26"/>
      <text:p text:style-name="P26">rosservice call /controller_manager/list_controller_types </text:p>
      <text:p text:style-name="P26"/>
      <text:p text:style-name="P26">rosservice call /gazebo/get_model_properties "model_name: 'robot'" </text:p>
      <text:p text:style-name="P26"/>
      <text:p text:style-name="P26">rosservice call /gazebo/get_world_properties</text:p>
      <text:p text:style-name="P26"/>
      <text:p text:style-name="P26"/>
      <text:p text:style-name="P26"/>
      <text:p text:style-name="P1"/>
      <text:p text:style-name="P2">Gazebo</text:p>
      <text:p text:style-name="P6"/>
      <text:p text:style-name="P18">From the gazebo launch file location run below to launch gazebo with selected arm </text:p>
      <text:p text:style-name="P1">roslaunch ur5.launch</text:p>
      <text:p text:style-name="P1"/>
      <text:p text:style-name="P22">or for control </text:p>
      <text:p text:style-name="P22"/>
      <text:p text:style-name="P22">roslaunch ur_gazebo ur10_joint_limited.launch</text:p>
      <text:p text:style-name="P22">run rostopic list to see the names of the controllers</text:p>
      <text:p text:style-name="P22"/>
      <text:p text:style-name="P1"/>
      <text:p text:style-name="P1"/>
      <text:p text:style-name="P23">ROS</text:p>
      <text:p text:style-name="P20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4">Launch the assistant GUI, can be used to create a moveit package</text:p>
      <text:p text:style-name="Standard">roslaunch moveit_setup_assistant setup_assistant.launch</text:p>
      <text:p text:style-name="Standard"/>
      <text:p text:style-name="P19">Load the URDF from ur_desciption, it is an xacro.xml file. </text:p>
      <text:p text:style-name="Standard"/>
      <text:p text:style-name="Standard"/>
      <text:p text:style-name="P25"><text:span text:style-name="T5">RVIZ</text:span><text:line-break/>Open an Rviz window</text:p>
      <text:p text:style-name="P25">rosrun rviz rviz</text:p>
      <text:p text:style-name="Standard"/>
      <text:p text:style-name="P16"><text:soft-page-break/>EA and CoEvolution</text:p>
      <text:p text:style-name="P45"><text:a xlink:type="simple" xlink:href="https://github.com/DEAP/deap" text:style-name="Internet_20_link" text:visited-style-name="Visited_20_Internet_20_Link">https://github.com/DEAP/deap</text:a></text:p>
      <text:p text:style-name="P57"><text:span text:style-name="T10">sudo </text:span>pip install deap</text:p>
      <text:p text:style-name="P57"/>
      <text:p text:style-name="P57"><text:a xlink:type="simple" xlink:href="https://deap.readthedocs.io/en/master/api/algo.html#module-deap.algorithms" text:style-name="Internet_20_link" text:visited-style-name="Visited_20_Internet_20_Link">https://deap.readthedocs.io/en/master/api/algo.html#module-deap.algorithms</text:a></text:p>
      <text:p text:style-name="P57"/>
      <text:p text:style-name="P57"/>
      <text:p text:style-name="P45"/>
      <text:p text:style-name="P45">david@david:~/catkin_ws/src/universal_robot/ur_driver$ rosrun controller_manager controller_manager <text:s/>list</text:p>
      <text:p text:style-name="P45"/>
      <text:p text:style-name="P45">'joint_state_controller' - 'hardware_interface::JointStateInterface' ( running )</text:p>
      <text:p text:style-name="P45">'arm_controller' - 'hardware_interface::PositionJointInterface' ( running )</text:p>
      <text:p text:style-name="P45">'joint_group_position_controller' - 'hardware_interface::PositionJointInterface' ( initialized )</text:p>
      <text:p text:style-name="Standard"/>
      <text:p text:style-name="Standard"/>
      <text:p text:style-name="P46">Important Notes </text:p>
      <text:p text:style-name="P46"/>
      <text:p text:style-name="P52">To Prevent an PATH_PLANNING_VIOLATION</text:p>
      <text:p text:style-name="P46">arm_controller:</text:p>
      <text:p text:style-name="P46"><text:s text:c="2"/>type: position_controllers/JointTrajectoryController</text:p>
      <text:p text:style-name="P46"><text:s text:c="2"/>joints:</text:p>
      <text:p text:style-name="P46"><text:s text:c="5"/>- shoulder_pan_joint</text:p>
      <text:p text:style-name="P46"><text:s text:c="5"/>- shoulder_lift_joint</text:p>
      <text:p text:style-name="P46"><text:s text:c="5"/>- elbow_joint</text:p>
      <text:p text:style-name="P46"><text:s text:c="5"/>- wrist_1_joint</text:p>
      <text:p text:style-name="P46"><text:s text:c="5"/>- wrist_2_joint</text:p>
      <text:p text:style-name="P46"><text:s text:c="5"/>- wrist_3_joint</text:p>
      <text:p text:style-name="P46"><text:s text:c="2"/>constraints:</text:p>
      <text:p text:style-name="P47"><text:s text:c="6"/>goal_time: 1.6</text:p>
      <text:p text:style-name="P47"><text:s text:c="6"/>stopped_velocity_tolerance: 1.0 #0.05</text:p>
      <text:p text:style-name="P47"><text:s text:c="6"/>shoulder_pan_joint: {trajectory: 1.2, goal: 0.5} #.2 #.1</text:p>
      <text:p text:style-name="P47"><text:s text:c="6"/>shoulder_lift_joint: {trajectory: 2.2, goal: 0.5}</text:p>
      <text:p text:style-name="P47"><text:s text:c="6"/>elbow_joint: {trajectory: 1.2, goal: 0.5}</text:p>
      <text:p text:style-name="P47"><text:s text:c="6"/>wrist_1_joint: {trajectory: 1.2, goal: 0.5}</text:p>
      <text:p text:style-name="P47"><text:s text:c="6"/>wrist_2_joint: {trajectory: 1.2, goal: 0.5}</text:p>
      <text:p text:style-name="P47"><text:s text:c="6"/>wrist_3_joint: {trajectory: 1.2, goal: 0.5}</text:p>
      <text:p text:style-name="P47"><text:s text:c="2"/>stop_trajectory_duration: 1.0 #0.5</text:p>
      <text:p text:style-name="P47"/>
      <text:p text:style-name="P48">To Prevent a failed planner </text:p>
      <text:p text:style-name="P48"/>
      <text:p text:style-name="P48"/>
      <text:p text:style-name="P48"><text:s text:c="2"/>&lt;param name="trajectory_execution/allowed_goal_duration_margin" value="0.5"/&gt; &lt;!-- default 0.5 --&gt;</text:p>
      <text:p text:style-name="P48"><text:s text:c="2"/>&lt;param name="trajectory_execution/allowed_start_tolerance" value="0"/&gt; &lt;!-- default 0.01 --&gt;</text:p>
      <text:p text:style-name="P48"/>
      <text:p text:style-name="P48"/>
      <text:p text:style-name="P51">move_group.set_planning_time(<text:span text:style-name="T12">90</text:span>)</text:p>
      <text:p text:style-name="P50">move_group.set_num_planning_attempts(<text:span text:style-name="T12">2050</text:span>) <text:span text:style-name="T13">#Gets ignored by RVIZ</text:span></text:p>
      <text:p text:style-name="P50">move_group.set_goal_position_tolerance(<text:span text:style-name="T12">0.2</text:span>)</text:p>
      <text:p text:style-name="P50">move_group.set_goal_orientation_tolerance(<text:span text:style-name="T12">0.2</text:span>)</text:p>
      <text:p text:style-name="P50">move_group.set_goal_tolerance(<text:span text:style-name="T12">0.5</text:span>)</text:p>
      <text:p text:style-name="P50">move_group.set_goal_joint_tolerance(<text:span text:style-name="T12">0.5</text:span>)</text:p>
      <text:p text:style-name="P50"><text:soft-page-break/><text:span text:style-name="T14">return</text:span> all_close(joint_goal, current_joints, <text:span text:style-name="T12">0.03</text:span>)</text:p>
      <text:p text:style-name="P47"/>
      <text:p text:style-name="P47"/>
      <text:p text:style-name="P47"/>
      <text:p text:style-name="P53"># below errros fixed by adding allowed start tolerance to trajectory execution launch </text:p>
      <text:p text:style-name="P53">#[ERROR] [1587709928.889767583, 944.830000000]: </text:p>
      <text:p text:style-name="P53">#Invalid Trajectory: start point deviates from current robot state more than 0.01</text:p>
      <text:p text:style-name="P53">#joint 'elbow_joint': expected: 0.196037, current: -0.411416</text:p>
      <text:p text:style-name="P54"/>
      <text:p text:style-name="P53">#[ERROR] [1587710219.463240473, 1229.669000000]: </text:p>
      <text:p text:style-name="P53">#Invalid Trajectory: start point deviates from current robot state more than 0.01</text:p>
      <text:p text:style-name="P53">#joint 'elbow_joint': expected: 0.130583, current: 0.151856</text:p>
      <text:p text:style-name="P54"/>
      <text:p text:style-name="P53">#[ERROR] [1587710391.002413623, 1399.749000000]: </text:p>
      <text:p text:style-name="P53">#Invalid Trajectory: start point deviates from current robot state more than 0.01</text:p>
      <text:p text:style-name="P53">#joint 'elbow_joint': expected: 0.0518671, current: -0.169169</text:p>
      <text:p text:style-name="P58"/>
      <text:p text:style-name="P53">#[ERROR] [1587710762.060893651, 1768.368000000]: </text:p>
      <text:p text:style-name="P53">#Invalid Trajectory: start point deviates from current robot state more than 0.01</text:p>
      <text:p text:style-name="P53">#joint 'elbow_joint': expected: -0.0116591, current: 0.083973</text:p>
      <text:p text:style-name="P47"/>
      <text:p text:style-name="P47"/>
      <text:p text:style-name="P47"/>
      <text:p text:style-name="P47"/>
      <text:p text:style-name="P49">Failed in planning. </text:p>
      <text:p text:style-name="P49"/>
      <text:p text:style-name="P47">gzserver: /usr/include/boost/thread/pthread/recursive_mutex.hpp:113: void boost::recursive_mutex::lock(): Assertion `!pthread_mutex_lock(&amp;m)' failed.</text:p>
      <text:p text:style-name="P47">Aborted (core dumped)</text:p>
      <text:p text:style-name="P47">[gazebo-2] process has died [pid 6882, exit code 134, cmd /home/david/catkin_ws/src/gazebo_ros_pkgs/gazebo_ros/scripts/gzserver -e ode worlds/empty.world __name:=gazebo __log:=/home/david/.ros/log/3ab5ff84-923a-11ea-8b19-408d5c474ab7/gazebo-2.log].</text:p>
      <text:p text:style-name="P47">log file: /home/david/.ros/log/3ab5ff84-923a-11ea-8b19-408d5c474ab7/gazebo-2*.log</text:p>
      <text:p text:style-name="P47"/>
      <text:p text:style-name="P47"/>
      <text:p text:style-name="P47">gzserver: /usr/include/boost/thread/pthread/recursive_mutex.hpp:113: void boost::recursive_mutex::lock(): Assertion `!pthread_mutex_lock(&amp;m)' failed.</text:p>
      <text:p text:style-name="P47">Aborted (core dumped)</text:p>
      <text:p text:style-name="P47">[gazebo-2] process has died [pid 20492, exit code 134, cmd /home/david/catkin_ws/src/gazebo_ros_pkgs/gazebo_ros/scripts/gzserver -e ode worlds/empty.world __name:=gazebo __log:=/home/david/.ros/log/b52af0a6-9340-11ea-9f6d-408d5c474ab7/gazebo-2.log].</text:p>
      <text:p text:style-name="P47">log file: /home/david/.ros/log/b52af0a6-9340-11ea-9f6d-408d5c474ab7/gazebo-2*.log</text:p>
      <text:p text:style-name="P47">^C[fake_joint_calibration-6] killing on exit</text:p>
      <text:p text:style-name="P47">[robot_state_publisher-5] killing on exit</text:p>
      <text:p text:style-name="P47">[gazebo_gui-3] killing on exit</text:p>
      <text:p text:style-name="P47">[rosout-1] killing on exit</text:p>
      <text:p text:style-name="P47">[master] killing on exit</text:p>
      <text:p text:style-name="P47">shutting down processing monitor...</text:p>
      <text:p text:style-name="P47">... shutting down processing monitor complete</text:p>
      <text:p text:style-name="P47"><text:soft-page-break/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5-11T16:15:18.550163054</dc:date>
    <meta:editing-duration>P16DT16H5M8S</meta:editing-duration>
    <meta:editing-cycles>47</meta:editing-cycles>
    <meta:document-statistic meta:table-count="0" meta:image-count="0" meta:object-count="0" meta:page-count="6" meta:paragraph-count="177" meta:word-count="742" meta:character-count="7761" meta:non-whitespace-character-count="6881"/>
  </office:meta>
</office:document-meta>
</file>